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14.95pt"/>
    </style:style>
    <style:style style:name="co16" style:family="table-column">
      <style:table-column-properties fo:break-before="auto" style:column-width="79.8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50.64pt"/>
    </style:style>
    <style:style style:name="co19" style:family="table-column">
      <style:table-column-properties fo:break-before="auto" style:column-width="52.64pt"/>
    </style:style>
    <style:style style:name="co20" style:family="table-column">
      <style:table-column-properties fo:break-before="auto" style:column-width="66.2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99.69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139.41pt" fo:break-before="auto" style:use-optimal-row-height="false"/>
    </style:style>
    <style:style style:name="ro19" style:family="table-row">
      <style:table-row-properties style:row-height="55.5pt" fo:break-before="auto" style:use-optimal-row-height="false"/>
    </style:style>
    <style:style style:name="ro20" style:family="table-row">
      <style:table-row-properties style:row-height="14.09pt" fo:break-before="auto" style:use-optimal-row-height="true"/>
    </style:style>
    <style:style style:name="ro21" style:family="table-row">
      <style:table-row-properties style:row-height="29.11pt" fo:break-before="auto" style:use-optimal-row-height="true"/>
    </style:style>
    <style:style style:name="ro22" style:family="table-row">
      <style:table-row-properties style:row-height="55.56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7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3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7" office:value-type="string" calcext:value-type="string">
            <text:p>TOPIC</text:p>
          </table:table-cell>
          <table:table-cell table:style-name="ce83" office:value-type="string" calcext:value-type="string">
            <text:p>SERVICE</text:p>
          </table:table-cell>
          <table:table-cell table:style-name="ce87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row table:style-name="ro12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  <table:table-cell table:style-name="ce85" office:value-type="string" calcext:value-type="string">
            <text:p>Date and time of test</text:p>
          </table:table-cell>
        </table:table-row>
        <table:table-row table:style-name="ro13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4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6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7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07am</text:p>
          </table:table-cell>
        </table:table-row>
        <table:table-row table:style-name="ro15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4am</text:p>
          </table:table-cell>
        </table:table-row>
        <table:table-row table:style-name="ro15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6am</text:p>
          </table:table-cell>
        </table:table-row>
        <table:table-row table:style-name="ro15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9am</text:p>
          </table:table-cell>
        </table:table-row>
        <table:table-row table:style-name="ro15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0:23am</text:p>
          </table:table-cell>
        </table:table-row>
        <table:table-row table:style-name="ro15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7am</text:p>
          </table:table-cell>
        </table:table-row>
        <table:table-row table:style-name="ro15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9am</text:p>
          </table:table-cell>
        </table:table-row>
        <table:table-row table:style-name="ro15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2am</text:p>
          </table:table-cell>
        </table:table-row>
        <table:table-row table:style-name="ro15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5am</text:p>
          </table:table-cell>
        </table:table-row>
        <table:table-row table:style-name="ro15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7am</text:p>
          </table:table-cell>
        </table:table-row>
        <table:table-row table:style-name="ro15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42am</text:p>
          </table:table-cell>
        </table:table-row>
        <table:table-row table:style-name="ro15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56am</text:p>
          </table:table-cell>
        </table:table-row>
        <table:table-row table:style-name="ro15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5am</text:p>
          </table:table-cell>
        </table:table-row>
        <table:table-row table:style-name="ro15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8am</text:p>
          </table:table-cell>
        </table:table-row>
        <table:table-row table:style-name="ro15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  <table:table-cell/>
        </table:table-row>
        <table:table-row table:style-name="ro15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  <table:table-cell/>
        </table:table-row>
        <table:table-row table:style-name="ro15">
          <table:table-cell table:style-name="ce88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 office:value-type="string" calcext:value-type="string">
            <text:p>goal</text:p>
          </table:table-cell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 office:value-type="string" calcext:value-type="string">
            <text:p>MapObjectList: "Goal1" Goal</text:p>
            <text:p>MapObjectList: "Goal4" Goal</text:p>
            <text:p>MapObjectList: "Goal2" Goal</text:p>
            <text:p>MapObjectList: "Goal3" Goal</text:p>
            <text:p>End of MapObjectList</text:p>
            <text:p/>
          </table:table-cell>
          <table:table-cell table:number-columns-repeated="2"/>
        </table:table-row>
        <table:table-row table:style-name="ro15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  <table:table-cell/>
        </table:table-row>
        <table:table-row table:style-name="ro15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  <table:table-cell/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8">
          <table:table-cell table:style-name="ce88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navigation dock_action_client.py</text:span></text:p>
            <text:p><text:span text:style-name="T11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ed on 5dec 4:19am</text:p>
          </table:table-cell>
          <table:table-cell/>
        </table:table-row>
        <table:table-row table:style-name="ro15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  <table:table-cell/>
        </table:table-row>
        <table:table-row table:style-name="ro15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  <table:table-cell/>
        </table:table-row>
        <table:table-row table:style-name="ro15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  <table:table-cell/>
        </table:table-row>
        <table:table-row table:style-name="ro15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  <table:table-cell/>
        </table:table-row>
        <table:table-row table:style-name="ro15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  <table:table-cell/>
        </table:table-row>
        <table:table-row table:style-name="ro15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  <table:table-cell/>
        </table:table-row>
        <table:table-row table:style-name="ro15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  <table:table-cell/>
        </table:table-row>
        <table:table-row table:style-name="ro15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9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3"/>
        </table:table-row>
        <table:table-row table:style-name="ro6">
          <table:table-cell table:number-columns-repeated="8"/>
        </table:table-row>
        <table:table-row table:style-name="ro20">
          <table:table-cell office:value-type="string" calcext:value-type="string">
            <text:p>testplan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Actions – queuepickup drop off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ave another file to pass arguments to launch file from txt fil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timeout for rospy.waitforservic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Readme – arcl doumentation 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another package to have user client programs to call server programs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21">
          <table:table-cell office:value-type="string" calcext:value-type="string">
            <text:p>1. Dont need so many servers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2. Dynamic service srv file – just one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3. ld_status_publisher init node once can already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4. rate.sleep – remove from files – use rosTime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6. make package compatible with future/newer ros versions</text:p>
          </table:table-cell>
          <table:table-cell table:number-columns-repeated="7"/>
        </table:table-row>
        <table:table-row table:style-name="ro6" table:number-rows-repeated="1048464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getInfo" table:style-name="ta4">
        <table:table-column table:style-name="co22" table:default-cell-style-name="ce184"/>
        <table:table-column table:style-name="co21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656692913386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1" table:default-cell-style-name="Default"/>
        <table:table-row table:style-name="ro23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1" table:default-cell-style-name="Default"/>
        <table:table-row table:style-name="ro23">
          <table:table-cell office:value-type="string" calcext:value-type="string">
            <text:p>convert queuedrop off to action</text:p>
          </table:table-cell>
        </table:table-row>
        <table:table-row table:style-name="ro23">
          <table:table-cell office:value-type="string" calcext:value-type="string">
            <text:p>Action client can be implemented in user program </text:p>
          </table:table-cell>
        </table:table-row>
        <table:table-row table:style-name="ro23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19:00.44881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6T10:24:44.607909413</dc:date>
    <meta:generator>LibreOffice/6.0.7.3$Linux_X86_64 LibreOffice_project/00m0$Build-3</meta:generator>
    <meta:editing-duration>P6DT22H48M1S</meta:editing-duration>
    <meta:editing-cycles>736</meta:editing-cycles>
    <meta:document-statistic meta:table-count="7" meta:cell-count="1354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